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C00000045959004326CC198C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0417in" fo:margin-bottom="0in" loext:contextual-spacing="false" fo:line-height="100%" fo:orphans="0" fo:widows="0"/>
    </style:style>
    <style:style style:name="P2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/>
    </style:style>
    <style:style style:name="P3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3" style:family="paragraph" style:parent-style-name="Standard">
      <style:paragraph-properties fo:margin-left="0.5in" fo:margin-right="0in" fo:text-indent="0in" style:auto-text-indent="false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fo:font-style="italic" style:font-style-asian="italic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tyle="italic" style:font-style-asian="italic"/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Heading_20_1">
      <style:paragraph-properties fo:text-align="center" style:justify-single-word="false" fo:break-before="page"/>
    </style:style>
    <style:style style:name="P19" style:family="paragraph" style:parent-style-name="Heading_20_1" style:master-page-name="Standard">
      <style:paragraph-properties fo:text-align="center" style:justify-single-word="false" style:page-number="1"/>
    </style:style>
    <style:style style:name="P20" style:family="paragraph" style:parent-style-name="Heading_20_2">
      <style:paragraph-properties fo:break-before="page"/>
    </style:style>
    <style:style style:name="T1" style:family="text">
      <style:text-properties fo:font-variant="normal" fo:text-transform="none" fo:color="#1155cc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color="#1155cc" style:text-underline-style="solid" style:text-underline-width="auto" style:text-underline-color="font-color" fo:font-weight="normal" style:font-weight-asian="normal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458wlk40i60p"/>Github Project Management Cheat Sheet</text:p>
      <text:p text:style-name="P18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"><text:a xlink:type="simple" xlink:href="#_458wlk40i60p" text:style-name="Index_20_Link" text:visited-style-name="Index_20_Link"><text:span text:style-name="T1">Github Project Management Cheat Sheet</text:span></text:a></text:p>
          <text:p text:style-name="P2"><text:a xlink:type="simple" xlink:href="#_7upw3fmvdohv" text:style-name="Index_20_Link" text:visited-style-name="Index_20_Link"><text:span text:style-name="T1">Create an Issue Template</text:span></text:a></text:p>
          <text:p text:style-name="P2"><text:a xlink:type="simple" xlink:href="#_q3ymszn7ca42" text:style-name="Index_20_Link" text:visited-style-name="Index_20_Link"><text:span text:style-name="T1">Create an Issue</text:span></text:a></text:p>
          <text:p text:style-name="P2"><text:a xlink:type="simple" xlink:href="#_zg6m4pm9r9pt" text:style-name="Index_20_Link" text:visited-style-name="Index_20_Link"><text:span text:style-name="T1">Create a Milestone (Backlog)</text:span></text:a></text:p>
          <text:p text:style-name="P2"><text:a xlink:type="simple" xlink:href="#_tm39rnnvbwx1" text:style-name="Index_20_Link" text:visited-style-name="Index_20_Link"><text:span text:style-name="T1">Add Existing Issue to Milestone (Backlog)</text:span></text:a></text:p>
          <text:p text:style-name="P2"><text:a xlink:type="simple" xlink:href="#_925btk9rfd89" text:style-name="Index_20_Link" text:visited-style-name="Index_20_Link"><text:span text:style-name="T1">Create a Label</text:span></text:a></text:p>
          <text:p text:style-name="P2"><text:a xlink:type="simple" xlink:href="#_ouevlxp3kcy4" text:style-name="Index_20_Link" text:visited-style-name="Index_20_Link"><text:span text:style-name="T1">Add Label to Issue</text:span></text:a></text:p>
          <text:p text:style-name="P2"><text:a xlink:type="simple" xlink:href="#_ggnpb5vmykbj" text:style-name="Index_20_Link" text:visited-style-name="Index_20_Link"><text:span text:style-name="T1">Creating a Project (or Board)</text:span></text:a></text:p>
          <text:p text:style-name="P2"><text:a xlink:type="simple" xlink:href="#_kp5261ayvzon" text:style-name="Index_20_Link" text:visited-style-name="Index_20_Link"><text:span text:style-name="T1">Link a Project (Board) to a Repo</text:span></text:a></text:p>
          <text:p text:style-name="P2"><text:a xlink:type="simple" xlink:href="#_wahqdrk6dc73" text:style-name="Index_20_Link" text:visited-style-name="Index_20_Link"><text:span text:style-name="T1">Add Issues to Your Project (Board)</text:span></text:a></text:p>
          <text:p text:style-name="P2"><text:a xlink:type="simple" xlink:href="#_vejiwt9lwg0v" text:style-name="Index_20_Link" text:visited-style-name="Index_20_Link"><text:span text:style-name="T3">Add Collaborator to Project (Board)</text:span></text:a></text:p>
        </text:index-body>
      </text:table-of-content>
      <text:p text:style-name="P17"><text:bookmark text:name="_j3lh0eolub6q"/></text:p>
      <text:p text:style-name="P20"><text:bookmark text:name="_7upw3fmvdohv"/>Create an Issue Template</text:p>
      <text:list xml:id="list1018785304" text:style-name="WWNum7">
        <text:list-item>
          <text:p text:style-name="P3">Navigate to the main page for your repository</text:p>
        </text:list-item>
        <text:list-item>
          <text:p text:style-name="P3">Click on the “Settings” tab</text:p>
        </text:list-item>
        <text:list-item>
          <text:p text:style-name="P3">Scroll down to “Features,” then in the “Issues” section, click the “Set up templates” button</text:p>
        </text:list-item>
        <text:list-item>
          <text:p text:style-name="P3">Click the “Add template: select” dropdown and select Custom Template</text:p>
        </text:list-item>
        <text:list-item>
          <text:p text:style-name="P3">Click “Preview and Edit”</text:p>
        </text:list-item>
        <text:list-item>
          <text:p text:style-name="P3">Click on the pencil icon beside the default issue name to edit the template</text:p>
        </text:list-item>
        <text:list-item>
          <text:p text:style-name="P3">Fill in the “Template name”, “About”, and “Template content” fields</text:p>
        </text:list-item>
        <text:list-item>
          <text:p text:style-name="P3">Click the “Propose changes” button</text:p>
        </text:list-item>
        <text:list-item>
          <text:p text:style-name="P3">Update the default commit message to be more descriptive of your changes</text:p>
        </text:list-item>
        <text:list-item>
          <text:p text:style-name="P3">Click “Commit changes”</text:p>
        </text:list-item>
      </text:list>
      <text:p text:style-name="Standard"/>
      <text:p text:style-name="Standard">Ref: <text:a xlink:type="simple" xlink:href="https://docs.github.com/en/communities/using-templates-to-encourage-useful-issues-and-pull-requests/configuring-issue-templates-for-your-repository#creating-issue-templates" text:style-name="ListLabel_20_91" text:visited-style-name="ListLabel_20_91"><text:span text:style-name="T3">https://docs.github.com/en/communities/using-templates-to-encourage-useful-issues-and-pull-requests/configuring-issue-templates-for-your-repository#creating-issue-templates</text:span></text:a></text:p>
      <text:p text:style-name="Standard"/>
      <text:p text:style-name="P20"><text:bookmark text:name="_q3ymszn7ca42"/>Create an Issue</text:p>
      <text:list xml:id="list3225095647" text:style-name="WWNum4">
        <text:list-item>
          <text:p text:style-name="P4">Navigate to the main page for your repository</text:p>
        </text:list-item>
        <text:list-item>
          <text:p text:style-name="P4">Click on the “Issues” tab</text:p>
        </text:list-item>
        <text:list-item>
          <text:p text:style-name="P4">Click the “New issue” button</text:p>
        </text:list-item>
        <text:list-item>
          <text:p text:style-name="P4">A list of your custom issue templates will appear. Click on “Get started” beside the one you want to use</text:p>
        </text:list-item>
        <text:list-item>
          <text:p text:style-name="P4">Fill in the form fields with descriptions of your issue</text:p>
        </text:list-item>
        <text:list-item>
          <text:p text:style-name="P4">Click “Submit new issue”</text:p>
        </text:list-item>
      </text:list>
      <text:p text:style-name="P14"/>
      <text:p text:style-name="P16"/>
      <text:p text:style-name="P15"><text:span text:style-name="T5">Note: you can also follow steps 3 - 6 from within the main page for any Milestones (Backlogs) you’ve created, which will automatically add the issue to said Milestone</text:span></text:p>
      <text:p text:style-name="Standard"/>
      <text:p text:style-name="P20"><text:bookmark text:name="_zg6m4pm9r9pt"/>Create a Milestone (Backlog)</text:p>
      <text:list xml:id="list863917764" text:style-name="WWNum1">
        <text:list-item>
          <text:p text:style-name="P5">Navigate to the main page for your repository</text:p>
        </text:list-item>
        <text:list-item>
          <text:p text:style-name="P5">Click on the “Issues” tab</text:p>
        </text:list-item>
        <text:list-item>
          <text:p text:style-name="P5">Beside the search field, click the “Milestones” button:</text:p>
        </text:list-item>
      </text:list>
      <text:p text:style-name="P13"><draw:frame draw:style-name="fr1" draw:name="image1.png" text:anchor-type="as-char" svg:width="6.5in" svg:height="0.6528in" draw:z-index="0"><draw:image xlink:href="Pictures/10000201000002AC00000045959004326CC198C3.png" xlink:type="simple" xlink:show="embed" xlink:actuate="onLoad" loext:mime-type="image/png"/></draw:frame></text:p>
      <text:list xml:id="list61519883073918" text:continue-numbering="true" text:style-name="WWNum1">
        <text:list-item>
          <text:p text:style-name="P5">Click on “New milestone”</text:p>
        </text:list-item>
        <text:list-item>
          <text:p text:style-name="P5">Give it a Title and Description</text:p>
        </text:list-item>
        <text:list-item>
          <text:p text:style-name="P5">Click “Create milestone”</text:p>
        </text:list-item>
      </text:list>
      <text:p text:style-name="Standard"/>
      <text:p text:style-name="Standard"/>
      <text:p text:style-name="P20"><text:bookmark text:name="_tm39rnnvbwx1"/>Add Existing Issue to Milestone (Backlog)</text:p>
      <text:list xml:id="list4294139073" text:style-name="WWNum8">
        <text:list-item>
          <text:p text:style-name="P6">Navigate to the main page for your repository</text:p>
        </text:list-item>
        <text:list-item>
          <text:p text:style-name="P6">Click on the “Issues” tab</text:p>
        </text:list-item>
        <text:list-item>
          <text:p text:style-name="P6">Click the checkbox beside the issue(s) you want to add to a particular Milestone</text:p>
        </text:list-item>
        <text:list-item>
          <text:p text:style-name="P6">Click the “Milestones” dropdown</text:p>
        </text:list-item>
        <text:list-item>
          <text:p text:style-name="P6">Click on the name of the Milestone you want to add the issue to</text:p>
        </text:list-item>
      </text:list>
      <text:p text:style-name="P20"><text:bookmark text:name="_925btk9rfd89"/>Create a Label</text:p>
      <text:list xml:id="list1967019148" text:style-name="WWNum9">
        <text:list-item>
          <text:p text:style-name="P7">Navigate to the main page for your repository</text:p>
        </text:list-item>
        <text:list-item>
          <text:p text:style-name="P7">Click on the “Issues” tab</text:p>
        </text:list-item>
        <text:list-item>
          <text:p text:style-name="P7">Click the “Labels” button (beside the “Milestones” button)</text:p>
        </text:list-item>
        <text:list-item>
          <text:p text:style-name="P7">Click “New label”</text:p>
        </text:list-item>
        <text:list-item>
          <text:p text:style-name="P7">Fill in the form fields</text:p>
        </text:list-item>
        <text:list-item>
          <text:p text:style-name="P7">Click “Create label”</text:p>
        </text:list-item>
      </text:list>
      <text:p text:style-name="P20"><text:bookmark text:name="_ouevlxp3kcy4"/>Add Label to Issue</text:p>
      <text:list xml:id="list2663497117" text:style-name="WWNum5">
        <text:list-item>
          <text:p text:style-name="P8">Navigate to the main page for your repository</text:p>
        </text:list-item>
        <text:list-item>
          <text:p text:style-name="P8">Click on the “Issues” tab</text:p>
        </text:list-item>
        <text:list-item>
          <text:p text:style-name="P8">Click the checkbox beside the issue(s) you want to add to label</text:p>
        </text:list-item>
        <text:list-item>
          <text:p text:style-name="P8">Click the “Label” dropdown</text:p>
        </text:list-item>
        <text:list-item>
          <text:p text:style-name="P8">Select the desired labels from the dropdown</text:p>
        </text:list-item>
        <text:list-item>
          <text:p text:style-name="P8">Click anywhere outside of the dropdown to apply the labels</text:p>
        </text:list-item>
      </text:list>
      <text:p text:style-name="P20"><text:bookmark text:name="_ggnpb5vmykbj"/>Creating a Project (or Board)</text:p>
      <text:list xml:id="list3208743290" text:style-name="WWNum10">
        <text:list-item>
          <text:p text:style-name="P9">Go to <text:a xlink:type="simple" xlink:href="https://github.com/" text:style-name="ListLabel_20_91" text:visited-style-name="ListLabel_20_91"><text:span text:style-name="T3">https://github.com/</text:span></text:a></text:p>
        </text:list-item>
        <text:list-item>
          <text:p text:style-name="P9">Click on your profile image at the top right</text:p>
        </text:list-item>
        <text:list-item>
          <text:p text:style-name="P9">Click “Your Profile” from the menu that opens</text:p>
        </text:list-item>
        <text:list-item>
          <text:p text:style-name="P9">Click on the “Projects” tab at the top of the page that opens</text:p>
        </text:list-item>
        <text:list-item>
          <text:p text:style-name="P9">Click on the “New Project” button</text:p>
        </text:list-item>
        <text:list-item>
          <text:p text:style-name="P9">Select “Board” from the list of options on the left-hand side of the modal that pops up</text:p>
        </text:list-item>
        <text:list-item>
          <text:p text:style-name="P9">Give the project a name, then click “Create”</text:p>
        </text:list-item>
      </text:list>
      <text:p text:style-name="P13"/>
      <text:p text:style-name="Standard">Ref: <text:a xlink:type="simple" xlink:href="https://docs.github.com/en/issues/planning-and-tracking-with-projects/creating-projects/creating-a-project" text:style-name="ListLabel_20_91" text:visited-style-name="ListLabel_20_91"><text:span text:style-name="T3">https://docs.github.com/en/issues/planning-and-tracking-with-projects/creating-projects/creating-a-project</text:span></text:a></text:p>
      <text:p text:style-name="P20"><text:bookmark text:name="_kp5261ayvzon"/>Link a Project (Board) to a Repo</text:p>
      <text:list xml:id="list2771084534" text:style-name="WWNum2">
        <text:list-item>
          <text:p text:style-name="P10">Navigate to the main page for your repository</text:p>
        </text:list-item>
        <text:list-item>
          <text:p text:style-name="P10">Click on the “Projects” tab</text:p>
        </text:list-item>
        <text:list-item>
          <text:p text:style-name="P10">Click the “Link a Project” button</text:p>
        </text:list-item>
        <text:list-item>
          <text:p text:style-name="P10">Select your project from the dropdown</text:p>
        </text:list-item>
        <text:list-item>
          <text:p text:style-name="P10">Click anywhere outside of the dropdown to apply your changes</text:p>
        </text:list-item>
        <text:list-item>
          <text:p text:style-name="P10">Click on the project name to enter the project board</text:p>
        </text:list-item>
      </text:list>
      <text:p text:style-name="Standard"/>
      <text:p text:style-name="P20"><text:bookmark text:name="_wahqdrk6dc73"/>Add Issues to Your Project (Board)</text:p>
      <text:list xml:id="list1317875171" text:style-name="WWNum6">
        <text:list-item>
          <text:p text:style-name="P11">Click the “Add Item” button at the bottom of a column</text:p>
        </text:list-item>
        <text:list-item>
          <text:p text:style-name="P11">Click on the <text:span text:style-name="T6">+</text:span> icon at the left of the search bar that appears</text:p>
        </text:list-item>
        <text:list-item>
          <text:p text:style-name="P11">Select the Issues that you want to add from the modal that opens</text:p>
        </text:list-item>
      </text:list>
      <text:p text:style-name="P20"><text:bookmark text:name="_vejiwt9lwg0v"/>Add Collaborator to Project (Board)</text:p>
      <text:list xml:id="list858155536" text:style-name="WWNum3">
        <text:list-item>
          <text:p text:style-name="P12">Open the main view for the Project</text:p>
        </text:list-item>
        <text:list-item>
          <text:p text:style-name="P12">Click on the three dots at the top right</text:p>
        </text:list-item>
        <text:list-item>
          <text:p text:style-name="P12">Click on the Settings option in the dropdown</text:p>
        </text:list-item>
        <text:list-item>
          <text:p text:style-name="P12">Click “Manage access” in the left-hand bar</text:p>
        </text:list-item>
        <text:list-item>
          <text:p text:style-name="P12">Search for your collaborate by their username under “Invite collaborators”</text:p>
        </text:list-item>
        <text:list-item>
          <text:p text:style-name="P12">Change their role to “Admin”</text:p>
        </text:list-item>
        <text:list-item>
          <text:p text:style-name="P12">Click “Invite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91" style:display-name="ListLabel 9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2" meta:paragraph-count="88" meta:word-count="689" meta:character-count="3944" meta:non-whitespace-character-count="3404"/>
    <meta:generator>LibreOfficeDev/6.0.5.2$Linux_X86_64 LibreOffice_project/</meta:generator>
  </office:meta>
</office:document-meta>
</file>